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Odstavecsesezname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0/2021<text:bookmark-end text:name="Text14"/></text:p>
            <text:p text:style-name="Normální">KVOP-24703/2021<text:bookmark-end text:name="Text2"/></text:p>
            <text:p text:style-name="Normální"><text:bookmark-start text:name="Text6"/>07. 06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R. O.</text:p>
            <text:p text:style-name="Normální"/>
            <text:p text:style-name="P17">e-mail:<text:s/></text:p>
            <text:p text:style-name="Normální"/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Normální"/>
      <text:p text:style-name="Základnítext">Vážená paní<text:s/>O.,</text:p>
      <text:p text:style-name="Základnítext">dne 27. 5. 2021 byl do Kanceláře veřejného ochránce práv doručen Váš e-mail, v předmětu označený jako „stížnost“, který jsem vyhodnotil jako žádost podle zákona o svobodném přístupu k informacím. Uvedla jste, že dne 23. 7. 2018 Vám byl do pěstounské péče svěřen D. Š. U. (nar. X. X. XXXX) a že jste se od OSPOD K. dozvěděla, že pan ombudsman sleduje případ D. Požádala jste o<text:span text:style-name="Silné"><text:s/>následující informaci</text:span>:</text:p>
      <text:list text:style-name="LFO3_1" text:continue-numbering="true">
        <text:list-item>
          <text:p text:style-name="P18">Tímto bych se chtěla zeptat, vzhledem k tomu že se to týká i mé osoby, zda tam takový případ máte a kdo podal<text:s/>podnět nebo stížnost.</text:p>
        </text:list-item>
      </text:list>
      <text:p text:style-name="Základnítext">K Vaší žádosti<text:s/><text:span text:style-name="Silné">poskytuji následující informaci</text:span>:</text:p>
      <text:p text:style-name="Základnítext">Veřejný ochránce práv se k dnešnímu dni nezabývá žádným podnětem ve vztahu k výše uvedenému nezletilému D. Š. U. (nar. X. X. XXXX).<text:s/></text:p>
      <text:p text:style-name="Základnítext">S pozdravem <text:s/><text:tab/></text:p>
      <text:p text:style-name="Základnítext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G0KO*</text:span></text:p>
        <text:p text:style-name="P12"><text:span text:style-name="T13">KVOPX00BG0KO</text:span>KVOPX00BG0K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20T08:04:00Z</meta:creation-date>
    <dc:date>2021-07-20T08:34:00Z</dc:date>
    <meta:print-date>2016-06-27T07:08:00Z</meta:print-date>
    <meta:template xlink:href="KVOP_dopis%20vedoucího" xlink:type="simple"/>
    <meta:editing-cycles>6</meta:editing-cycles>
    <meta:editing-duration>PT1560S</meta:editing-duration>
    <meta:user-defined meta:name="ContentTypeId">0x010100D3A71DC738674B4893D02C4CA0E22FAC</meta:user-defined>
    <meta:document-statistic meta:page-count="1" meta:paragraph-count="2" meta:word-count="147" meta:character-count="1016" meta:row-count="7" meta:non-whitespace-character-count="871"/>
  </office:meta>
</office:document-meta>
</file>